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640000004B755F7903.png"/>
  <manifest:file-entry manifest:media-type="image/png" manifest:full-path="Pictures/1000020100000190000001905ADCBC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6cm" svg:height="4.3cm" svg:x="5.7cm" svg:y="6.3cm">
            <text:p text:style-name="P1"><text:span text:style-name="T1">S3</text:span></text:p>
            <text:p text:style-name="P1"/>
            <text:p text:style-name="P1"/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1.346cm" svg:height="1.346cm" svg:x="8.546cm" svg:y="8.954cm">
            <draw:image xlink:href="Pictures/1000020100000190000001905ADCBC52.png" xlink:type="simple" xlink:show="embed" xlink:actuate="onLoad">
              <text:p/>
            </draw:image>
          </draw:frame>
          <draw:frame draw:style-name="gr2" draw:text-style-name="P1" draw:layer="layout" svg:width="1.346cm" svg:height="1.346cm" svg:x="7.146cm" svg:y="8.954cm">
            <draw:image xlink:href="Pictures/1000020100000190000001905ADCBC52.png" xlink:type="simple" xlink:show="embed" xlink:actuate="onLoad">
              <text:p/>
            </draw:image>
          </draw:frame>
          <draw:frame draw:style-name="gr2" draw:text-style-name="P1" draw:layer="layout" svg:width="1.346cm" svg:height="1.346cm" svg:x="9.146cm" svg:y="7.908cm">
            <draw:image xlink:href="Pictures/1000020100000190000001905ADCBC52.png" xlink:type="simple" xlink:show="embed" xlink:actuate="onLoad">
              <text:p/>
            </draw:image>
          </draw:frame>
          <draw:frame draw:style-name="gr2" draw:text-style-name="P1" draw:layer="layout" svg:width="1.346cm" svg:height="1.346cm" svg:x="7.8cm" svg:y="7.708cm">
            <draw:image xlink:href="Pictures/1000020100000190000001905ADCBC52.png" xlink:type="simple" xlink:show="embed" xlink:actuate="onLoad">
              <text:p/>
            </draw:image>
          </draw:frame>
          <draw:frame draw:style-name="gr2" draw:text-style-name="P1" draw:layer="layout" svg:width="1.346cm" svg:height="1.346cm" svg:x="6.4cm" svg:y="8.108cm">
            <draw:image xlink:href="Pictures/1000020100000190000001905ADCBC52.png" xlink:type="simple" xlink:show="embed" xlink:actuate="onLoad">
              <text:p/>
            </draw:image>
          </draw:frame>
        </draw:g>
        <draw:frame draw:style-name="gr2" draw:text-style-name="P1" draw:layer="layout" svg:width="2.645cm" svg:height="1.983cm" svg:x="11.155cm" svg:y="2cm">
          <draw:image xlink:href="Pictures/10000000000000640000004B755F7903.png" xlink:type="simple" xlink:show="embed" xlink:actuate="onLoad">
            <text:p/>
          </draw:image>
        </draw:frame>
        <draw:custom-shape draw:style-name="gr3" draw:text-style-name="P1" draw:layer="layout" svg:width="3cm" svg:height="2.8cm" draw:transform="rotate (-1.5707963267949) translate (10.4cm 2.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28T23:08:34</meta:creation-date>
    <dc:date>2013-01-28T23:14:11</dc:date>
    <dc:creator>MisterPup </dc:creator>
    <meta:editing-duration>P0D</meta:editing-duration>
    <meta:editing-cycles>1</meta:editing-cycles>
    <meta:document-statistic meta:object-count="9"/>
    <meta:generator>LibreOffice/3.5$Linux_X86_64 LibreOffice_project/dc9775d-05ecbee-0851ad3-1586698-727bf66</meta:generator>
  </office:meta>
</office:document-meta>
</file>